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GBT 800 MHz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4" table:default-cell-style-name="ce2"/>
        <table:table-column table:style-name="co3" table:default-cell-style-name="ce3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1" office:value-type="string" calcext:value-type="string">
            <text:p>Spillover Efficiency</text:p>
          </table:table-cell>
          <table:table-cell table:style-name="ce1" office:value-type="string" calcext:value-type="string">
            <text:p>Tspill (K)</text:p>
          </table:table-cell>
          <table:table-cell table:style-name="ce1" office:value-type="string" calcext:value-type="string">
            <text:p>Tsys – Tgal</text:p>
          </table:table-cell>
          <table:table-cell table:style-name="ce1" office:value-type="string" calcext:value-type="string">
            <text:p>Total Efficiency</text:p>
          </table:table-cell>
          <table:table-cell table:style-name="ce1" office:value-type="string" calcext:value-type="string">
            <text:p>Gain (K/Jy)</text:p>
          </table:table-cell>
          <table:table-cell table:style-name="ce1" table:number-columns-repeated="101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191" calcext:value-type="float">
            <text:p>0.91910</text:p>
          </table:table-cell>
          <table:table-cell table:formula="of:=290*(1-[.B2])" office:value-type="float" office:value="23.461" calcext:value-type="float">
            <text:p>23.46</text:p>
          </table:table-cell>
          <table:table-cell table:formula="of:=3+[.C2]" office:value-type="float" office:value="26.461" calcext:value-type="float">
            <text:p>26.46</text:p>
          </table:table-cell>
          <table:table-cell office:value-type="float" office:value="0.6935" calcext:value-type="float">
            <text:p>0.69350</text:p>
          </table:table-cell>
          <table:table-cell table:formula="of:=[.E2]*3.14*50^2/(2760)" office:value-type="float" office:value="1.97245471014493" calcext:value-type="float">
            <text:p>1.97</text:p>
          </table:table-cell>
          <table:table-cell table:number-columns-repeated="101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3585906" calcext:value-type="float">
            <text:p>0.93586</text:p>
          </table:table-cell>
          <table:table-cell table:formula="of:=290*(1-[.B3])" office:value-type="float" office:value="18.6008726" calcext:value-type="float">
            <text:p>18.60</text:p>
          </table:table-cell>
          <table:table-cell table:formula="of:=3+[.C3]" office:value-type="float" office:value="21.6008726" calcext:value-type="float">
            <text:p>21.60</text:p>
          </table:table-cell>
          <table:table-cell office:value-type="float" office:value="0.690383353333333" calcext:value-type="float">
            <text:p>0.69038</text:p>
          </table:table-cell>
          <table:table-cell table:formula="of:=[.E3]*3.14*50^2/(2760)" office:value-type="float" office:value="1.96359033466184" calcext:value-type="float">
            <text:p>1.96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4561748" calcext:value-type="float">
            <text:p>0.94562</text:p>
          </table:table-cell>
          <table:table-cell table:formula="of:=290*(1-[.B4])" office:value-type="float" office:value="15.7709308" calcext:value-type="float">
            <text:p>15.77</text:p>
          </table:table-cell>
          <table:table-cell table:formula="of:=3+[.C4]" office:value-type="float" office:value="18.7709308" calcext:value-type="float">
            <text:p>18.77</text:p>
          </table:table-cell>
          <table:table-cell office:value-type="float" office:value="0.687807826666667" calcext:value-type="float">
            <text:p>0.68781</text:p>
          </table:table-cell>
          <table:table-cell table:formula="of:=[.E4]*3.14*50^2/(2760)" office:value-type="float" office:value="1.95626501425121" calcext:value-type="float">
            <text:p>1.96</text:p>
          </table:table-cell>
          <table:table-cell table:number-columns-repeated="101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4978262" calcext:value-type="float">
            <text:p>0.94978</text:p>
          </table:table-cell>
          <table:table-cell table:formula="of:=290*(1-[.B5])" office:value-type="float" office:value="14.5630402" calcext:value-type="float">
            <text:p>14.56</text:p>
          </table:table-cell>
          <table:table-cell table:formula="of:=3+[.C5]" office:value-type="float" office:value="17.5630402" calcext:value-type="float">
            <text:p>17.56</text:p>
          </table:table-cell>
          <table:table-cell office:value-type="float" office:value="0.685485206666667" calcext:value-type="float">
            <text:p>0.68549</text:p>
          </table:table-cell>
          <table:table-cell table:formula="of:=[.E5]*3.14*50^2/(2760)" office:value-type="float" office:value="1.94965901171498" calcext:value-type="float">
            <text:p>1.95</text:p>
          </table:table-cell>
          <table:table-cell table:number-columns-repeated="101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4976184" calcext:value-type="float">
            <text:p>0.94976</text:p>
          </table:table-cell>
          <table:table-cell table:formula="of:=290*(1-[.B6])" office:value-type="float" office:value="14.5690664" calcext:value-type="float">
            <text:p>14.57</text:p>
          </table:table-cell>
          <table:table-cell table:formula="of:=3+[.C6]" office:value-type="float" office:value="17.5690664" calcext:value-type="float">
            <text:p>17.57</text:p>
          </table:table-cell>
          <table:table-cell office:value-type="float" office:value="0.68312728" calcext:value-type="float">
            <text:p>0.68313</text:p>
          </table:table-cell>
          <table:table-cell table:formula="of:=[.E6]*3.14*50^2/(2760)" office:value-type="float" office:value="1.94295258985507" calcext:value-type="float">
            <text:p>1.94</text:p>
          </table:table-cell>
          <table:table-cell table:number-columns-repeated="101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469625" calcext:value-type="float">
            <text:p>0.94696</text:p>
          </table:table-cell>
          <table:table-cell table:formula="of:=290*(1-[.B7])" office:value-type="float" office:value="15.380875" calcext:value-type="float">
            <text:p>15.38</text:p>
          </table:table-cell>
          <table:table-cell table:formula="of:=3+[.C7]" office:value-type="float" office:value="18.380875" calcext:value-type="float">
            <text:p>18.38</text:p>
          </table:table-cell>
          <table:table-cell office:value-type="float" office:value="0.680445833333333" calcext:value-type="float">
            <text:p>0.68045</text:p>
          </table:table-cell>
          <table:table-cell table:formula="of:=[.E7]*3.14*50^2/(2760)" office:value-type="float" office:value="1.93532601147343" calcext:value-type="float">
            <text:p>1.94</text:p>
          </table:table-cell>
          <table:table-cell table:number-columns-repeated="101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4279196" calcext:value-type="float">
            <text:p>0.94279</text:p>
          </table:table-cell>
          <table:table-cell table:formula="of:=290*(1-[.B8])" office:value-type="float" office:value="16.5903316" calcext:value-type="float">
            <text:p>16.59</text:p>
          </table:table-cell>
          <table:table-cell table:formula="of:=3+[.C8]" office:value-type="float" office:value="19.5903316" calcext:value-type="float">
            <text:p>19.59</text:p>
          </table:table-cell>
          <table:table-cell office:value-type="float" office:value="0.677152653333333" calcext:value-type="float">
            <text:p>0.67715</text:p>
          </table:table-cell>
          <table:table-cell table:formula="of:=[.E8]*3.14*50^2/(2760)" office:value-type="float" office:value="1.92595953937198" calcext:value-type="float">
            <text:p>1.93</text:p>
          </table:table-cell>
          <table:table-cell table:number-columns-repeated="101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43356384415584" calcext:value-type="float">
            <text:p>0.94336</text:p>
          </table:table-cell>
          <table:table-cell table:formula="of:=290*(1-[.B9])" office:value-type="float" office:value="16.4266485194805" calcext:value-type="float">
            <text:p>16.43</text:p>
          </table:table-cell>
          <table:table-cell table:formula="of:=3+[.C9]" office:value-type="float" office:value="19.4266485194805" calcext:value-type="float">
            <text:p>19.43</text:p>
          </table:table-cell>
          <table:table-cell office:value-type="float" office:value="0.670316197402597" calcext:value-type="float">
            <text:p>0.67032</text:p>
          </table:table-cell>
          <table:table-cell table:formula="of:=[.E9]*3.14*50^2/(2760)" office:value-type="float" office:value="1.90651527159797" calcext:value-type="float">
            <text:p>1.91</text:p>
          </table:table-cell>
          <table:table-cell table:number-columns-repeated="101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45808972727273" calcext:value-type="float">
            <text:p>0.94581</text:p>
          </table:table-cell>
          <table:table-cell table:formula="of:=290*(1-[.B10])" office:value-type="float" office:value="15.7153979090909" calcext:value-type="float">
            <text:p>15.72</text:p>
          </table:table-cell>
          <table:table-cell table:formula="of:=3+[.C10]" office:value-type="float" office:value="18.7153979090909" calcext:value-type="float">
            <text:p>18.72</text:p>
          </table:table-cell>
          <table:table-cell office:value-type="float" office:value="0.662041445454545" calcext:value-type="float">
            <text:p>0.66204</text:p>
          </table:table-cell>
          <table:table-cell table:formula="of:=[.E10]*3.14*50^2/(2760)" office:value-type="float" office:value="1.88298019812253" calcext:value-type="float">
            <text:p>1.88</text:p>
          </table:table-cell>
          <table:table-cell table:number-columns-repeated="101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48420542857143" calcext:value-type="float">
            <text:p>0.94842</text:p>
          </table:table-cell>
          <table:table-cell table:formula="of:=290*(1-[.B11])" office:value-type="float" office:value="14.9580425714286" calcext:value-type="float">
            <text:p>14.96</text:p>
          </table:table-cell>
          <table:table-cell table:formula="of:=3+[.C11]" office:value-type="float" office:value="17.9580425714286" calcext:value-type="float">
            <text:p>17.96</text:p>
          </table:table-cell>
          <table:table-cell office:value-type="float" office:value="0.653804657142857" calcext:value-type="float">
            <text:p>0.65380</text:p>
          </table:table-cell>
          <table:table-cell table:formula="of:=[.E11]*3.14*50^2/(2760)" office:value-type="float" office:value="1.85955310093168" calcext:value-type="float">
            <text:p>1.86</text:p>
          </table:table-cell>
          <table:table-cell table:number-columns-repeated="101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51060227272727" calcext:value-type="float">
            <text:p>0.95106</text:p>
          </table:table-cell>
          <table:table-cell table:formula="of:=290*(1-[.B12])" office:value-type="float" office:value="14.1925340909091" calcext:value-type="float">
            <text:p>14.19</text:p>
          </table:table-cell>
          <table:table-cell table:formula="of:=3+[.C12]" office:value-type="float" office:value="17.1925340909091" calcext:value-type="float">
            <text:p>17.19</text:p>
          </table:table-cell>
          <table:table-cell office:value-type="float" office:value="0.646182954545454" calcext:value-type="float">
            <text:p>0.64618</text:p>
          </table:table-cell>
          <table:table-cell table:formula="of:=[.E12]*3.14*50^2/(2760)" office:value-type="float" office:value="1.83787543231225" calcext:value-type="float">
            <text:p>1.84</text:p>
          </table:table-cell>
          <table:table-cell table:number-columns-repeated="101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53597158441558" calcext:value-type="float">
            <text:p>0.95360</text:p>
          </table:table-cell>
          <table:table-cell table:formula="of:=290*(1-[.B13])" office:value-type="float" office:value="13.4568240519481" calcext:value-type="float">
            <text:p>13.46</text:p>
          </table:table-cell>
          <table:table-cell table:formula="of:=3+[.C13]" office:value-type="float" office:value="16.4568240519481" calcext:value-type="float">
            <text:p>16.46</text:p>
          </table:table-cell>
          <table:table-cell office:value-type="float" office:value="0.63975345974026" calcext:value-type="float">
            <text:p>0.63975</text:p>
          </table:table-cell>
          <table:table-cell table:formula="of:=[.E13]*3.14*50^2/(2760)" office:value-type="float" office:value="1.8195886445511" calcext:value-type="float">
            <text:p>1.82</text:p>
          </table:table-cell>
          <table:table-cell table:number-columns-repeated="101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55634057142857" calcext:value-type="float">
            <text:p>0.95563</text:p>
          </table:table-cell>
          <table:table-cell table:formula="of:=290*(1-[.B14])" office:value-type="float" office:value="12.8661234285714" calcext:value-type="float">
            <text:p>12.87</text:p>
          </table:table-cell>
          <table:table-cell table:formula="of:=3+[.C14]" office:value-type="float" office:value="15.8661234285714" calcext:value-type="float">
            <text:p>15.87</text:p>
          </table:table-cell>
          <table:table-cell office:value-type="float" office:value="0.636679667532468" calcext:value-type="float">
            <text:p>0.63668</text:p>
          </table:table-cell>
          <table:table-cell table:formula="of:=[.E14]*3.14*50^2/(2760)" office:value-type="float" office:value="1.81084615584416" calcext:value-type="float">
            <text:p>1.81</text:p>
          </table:table-cell>
          <table:table-cell table:number-columns-repeated="101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573528" calcext:value-type="float">
            <text:p>0.95735</text:p>
          </table:table-cell>
          <table:table-cell table:formula="of:=290*(1-[.B15])" office:value-type="float" office:value="12.367688" calcext:value-type="float">
            <text:p>12.37</text:p>
          </table:table-cell>
          <table:table-cell table:formula="of:=3+[.C15]" office:value-type="float" office:value="15.367688" calcext:value-type="float">
            <text:p>15.37</text:p>
          </table:table-cell>
          <table:table-cell office:value-type="float" office:value="0.635676436363636" calcext:value-type="float">
            <text:p>0.63568</text:p>
          </table:table-cell>
          <table:table-cell table:formula="of:=[.E15]*3.14*50^2/(2760)" office:value-type="float" office:value="1.80799276284585" calcext:value-type="float">
            <text:p>1.81</text:p>
          </table:table-cell>
          <table:table-cell table:number-columns-repeated="101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58843885714285" calcext:value-type="float">
            <text:p>0.95884</text:p>
          </table:table-cell>
          <table:table-cell table:formula="of:=290*(1-[.B16])" office:value-type="float" office:value="11.9352731428572" calcext:value-type="float">
            <text:p>11.94</text:p>
          </table:table-cell>
          <table:table-cell table:formula="of:=3+[.C16]" office:value-type="float" office:value="14.9352731428572" calcext:value-type="float">
            <text:p>14.94</text:p>
          </table:table-cell>
          <table:table-cell office:value-type="float" office:value="0.636002742857143" calcext:value-type="float">
            <text:p>0.63600</text:p>
          </table:table-cell>
          <table:table-cell table:formula="of:=[.E16]*3.14*50^2/(2760)" office:value-type="float" office:value="1.8089208447205" calcext:value-type="float">
            <text:p>1.81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601" calcext:value-type="float">
            <text:p>0.96010</text:p>
          </table:table-cell>
          <table:table-cell table:formula="of:=290*(1-[.B17])" office:value-type="float" office:value="11.571" calcext:value-type="float">
            <text:p>11.57</text:p>
          </table:table-cell>
          <table:table-cell table:formula="of:=3+[.C17]" office:value-type="float" office:value="14.571" calcext:value-type="float">
            <text:p>14.57</text:p>
          </table:table-cell>
          <table:table-cell office:value-type="float" office:value="0.6375" calcext:value-type="float">
            <text:p>0.63750</text:p>
          </table:table-cell>
          <table:table-cell table:formula="of:=[.E17]*3.14*50^2/(2760)" office:value-type="float" office:value="1.81317934782609" calcext:value-type="float">
            <text:p>1.81</text:p>
          </table:table-cell>
          <table:table-cell table:number-columns-repeated="101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60750186666667" calcext:value-type="float">
            <text:p>0.96075</text:p>
          </table:table-cell>
          <table:table-cell table:formula="of:=290*(1-[.B18])" office:value-type="float" office:value="11.3824458666666" calcext:value-type="float">
            <text:p>11.38</text:p>
          </table:table-cell>
          <table:table-cell table:formula="of:=3+[.C18]" office:value-type="float" office:value="14.3824458666666" calcext:value-type="float">
            <text:p>14.38</text:p>
          </table:table-cell>
          <table:table-cell office:value-type="float" office:value="0.640825340952381" calcext:value-type="float">
            <text:p>0.64083</text:p>
          </table:table-cell>
          <table:table-cell table:formula="of:=[.E18]*3.14*50^2/(2760)" office:value-type="float" office:value="1.82263729220152" calcext:value-type="float">
            <text:p>1.82</text:p>
          </table:table-cell>
          <table:table-cell table:number-columns-repeated="101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6121776" calcext:value-type="float">
            <text:p>0.96122</text:p>
          </table:table-cell>
          <table:table-cell table:formula="of:=290*(1-[.B19])" office:value-type="float" office:value="11.2468496" calcext:value-type="float">
            <text:p>11.25</text:p>
          </table:table-cell>
          <table:table-cell table:formula="of:=3+[.C19]" office:value-type="float" office:value="14.2468496" calcext:value-type="float">
            <text:p>14.25</text:p>
          </table:table-cell>
          <table:table-cell office:value-type="float" office:value="0.644854194285714" calcext:value-type="float">
            <text:p>0.64485</text:p>
          </table:table-cell>
          <table:table-cell table:formula="of:=[.E19]*3.14*50^2/(2760)" office:value-type="float" office:value="1.83409616853002" calcext:value-type="float">
            <text:p>1.83</text:p>
          </table:table-cell>
          <table:table-cell table:number-columns-repeated="101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6161024" calcext:value-type="float">
            <text:p>0.96161</text:p>
          </table:table-cell>
          <table:table-cell table:formula="of:=290*(1-[.B20])" office:value-type="float" office:value="11.1330304" calcext:value-type="float">
            <text:p>11.13</text:p>
          </table:table-cell>
          <table:table-cell table:formula="of:=3+[.C20]" office:value-type="float" office:value="14.1330304" calcext:value-type="float">
            <text:p>14.13</text:p>
          </table:table-cell>
          <table:table-cell office:value-type="float" office:value="0.649170377142857" calcext:value-type="float">
            <text:p>0.64917</text:p>
          </table:table-cell>
          <table:table-cell table:formula="of:=[.E20]*3.14*50^2/(2760)" office:value-type="float" office:value="1.84637226832298" calcext:value-type="float">
            <text:p>1.85</text:p>
          </table:table-cell>
          <table:table-cell table:number-columns-repeated="101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62035146666667" calcext:value-type="float">
            <text:p>0.96204</text:p>
          </table:table-cell>
          <table:table-cell table:formula="of:=290*(1-[.B21])" office:value-type="float" office:value="11.0098074666666" calcext:value-type="float">
            <text:p>11.01</text:p>
          </table:table-cell>
          <table:table-cell table:formula="of:=3+[.C21]" office:value-type="float" office:value="14.0098074666666" calcext:value-type="float">
            <text:p>14.01</text:p>
          </table:table-cell>
          <table:table-cell office:value-type="float" office:value="0.653357706666667" calcext:value-type="float">
            <text:p>0.65336</text:p>
          </table:table-cell>
          <table:table-cell table:formula="of:=[.E21]*3.14*50^2/(2760)" office:value-type="float" office:value="1.85828188309179" calcext:value-type="float">
            <text:p>1.86</text:p>
          </table:table-cell>
          <table:table-cell table:number-columns-repeated="101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626" calcext:value-type="float">
            <text:p>0.96260</text:p>
          </table:table-cell>
          <table:table-cell table:formula="of:=290*(1-[.B22])" office:value-type="float" office:value="10.846" calcext:value-type="float">
            <text:p>10.85</text:p>
          </table:table-cell>
          <table:table-cell table:formula="of:=3+[.C22]" office:value-type="float" office:value="13.846" calcext:value-type="float">
            <text:p>13.85</text:p>
          </table:table-cell>
          <table:table-cell office:value-type="float" office:value="0.657" calcext:value-type="float">
            <text:p>0.65700</text:p>
          </table:table-cell>
          <table:table-cell table:formula="of:=[.E22]*3.14*50^2/(2760)" office:value-type="float" office:value="1.86864130434783" calcext:value-type="float">
            <text:p>1.87</text:p>
          </table:table-cell>
          <table:table-cell table:number-columns-repeated="101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64285828571428" calcext:value-type="float">
            <text:p>0.96429</text:p>
          </table:table-cell>
          <table:table-cell table:formula="of:=290*(1-[.B23])" office:value-type="float" office:value="10.3571097142858" calcext:value-type="float">
            <text:p>10.36</text:p>
          </table:table-cell>
          <table:table-cell table:formula="of:=3+[.C23]" office:value-type="float" office:value="13.3571097142858" calcext:value-type="float">
            <text:p>13.36</text:p>
          </table:table-cell>
          <table:table-cell office:value-type="float" office:value="0.658142514285714" calcext:value-type="float">
            <text:p>0.65814</text:p>
          </table:table-cell>
          <table:table-cell table:formula="of:=[.E23]*3.14*50^2/(2760)" office:value-type="float" office:value="1.87189084679089" calcext:value-type="float">
            <text:p>1.87</text:p>
          </table:table-cell>
          <table:table-cell table:number-columns-repeated="101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65876654545455" calcext:value-type="float">
            <text:p>0.96588</text:p>
          </table:table-cell>
          <table:table-cell table:formula="of:=290*(1-[.B24])" office:value-type="float" office:value="9.89577018181817" calcext:value-type="float">
            <text:p>9.90</text:p>
          </table:table-cell>
          <table:table-cell table:formula="of:=3+[.C24]" office:value-type="float" office:value="12.8957701818182" calcext:value-type="float">
            <text:p>12.90</text:p>
          </table:table-cell>
          <table:table-cell office:value-type="float" office:value="0.658700218181818" calcext:value-type="float">
            <text:p>0.65870</text:p>
          </table:table-cell>
          <table:table-cell table:formula="of:=[.E24]*3.14*50^2/(2760)" office:value-type="float" office:value="1.87347706982872" calcext:value-type="float">
            <text:p>1.87</text:p>
          </table:table-cell>
          <table:table-cell table:number-columns-repeated="101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67162358441558" calcext:value-type="float">
            <text:p>0.96716</text:p>
          </table:table-cell>
          <table:table-cell table:formula="of:=290*(1-[.B25])" office:value-type="float" office:value="9.52291605194806" calcext:value-type="float">
            <text:p>9.52</text:p>
          </table:table-cell>
          <table:table-cell table:formula="of:=3+[.C25]" office:value-type="float" office:value="12.5229160519481" calcext:value-type="float">
            <text:p>12.52</text:p>
          </table:table-cell>
          <table:table-cell office:value-type="float" office:value="0.658816405194805" calcext:value-type="float">
            <text:p>0.65882</text:p>
          </table:table-cell>
          <table:table-cell table:formula="of:=[.E25]*3.14*50^2/(2760)" office:value-type="float" office:value="1.87380752926783" calcext:value-type="float">
            <text:p>1.87</text:p>
          </table:table-cell>
          <table:table-cell table:number-columns-repeated="101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967359405714286" calcext:value-type="float">
            <text:p>0.96736</text:p>
          </table:table-cell>
          <table:table-cell table:formula="of:=290*(1-[.B26])" office:value-type="float" office:value="9.46577234285718" calcext:value-type="float">
            <text:p>9.47</text:p>
          </table:table-cell>
          <table:table-cell table:formula="of:=3+[.C26]" office:value-type="float" office:value="12.4657723428572" calcext:value-type="float">
            <text:p>12.47</text:p>
          </table:table-cell>
          <table:table-cell office:value-type="float" office:value="0.660434285714286" calcext:value-type="float">
            <text:p>0.66043</text:p>
          </table:table-cell>
          <table:table-cell table:formula="of:=[.E26]*3.14*50^2/(2760)" office:value-type="float" office:value="1.87840910973085" calcext:value-type="float">
            <text:p>1.88</text:p>
          </table:table-cell>
          <table:table-cell table:number-columns-repeated="101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65148571428571" calcext:value-type="float">
            <text:p>0.96515</text:p>
          </table:table-cell>
          <table:table-cell table:formula="of:=290*(1-[.B27])" office:value-type="float" office:value="10.1069142857143" calcext:value-type="float">
            <text:p>10.11</text:p>
          </table:table-cell>
          <table:table-cell table:formula="of:=3+[.C27]" office:value-type="float" office:value="13.1069142857143" calcext:value-type="float">
            <text:p>13.11</text:p>
          </table:table-cell>
          <table:table-cell office:value-type="float" office:value="0.667178571428571" calcext:value-type="float">
            <text:p>0.66718</text:p>
          </table:table-cell>
          <table:table-cell table:formula="of:=[.E27]*3.14*50^2/(2760)" office:value-type="float" office:value="1.89759122670807" calcext:value-type="float">
            <text:p>1.90</text:p>
          </table:table-cell>
          <table:table-cell table:number-columns-repeated="101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62605851428571" calcext:value-type="float">
            <text:p>0.96261</text:p>
          </table:table-cell>
          <table:table-cell table:formula="of:=290*(1-[.B28])" office:value-type="float" office:value="10.8443030857143" calcext:value-type="float">
            <text:p>10.84</text:p>
          </table:table-cell>
          <table:table-cell table:formula="of:=3+[.C28]" office:value-type="float" office:value="13.8443030857143" calcext:value-type="float">
            <text:p>13.84</text:p>
          </table:table-cell>
          <table:table-cell office:value-type="float" office:value="0.672016571428571" calcext:value-type="float">
            <text:p>0.67202</text:p>
          </table:table-cell>
          <table:table-cell table:formula="of:=[.E28]*3.14*50^2/(2760)" office:value-type="float" office:value="1.91135148033126" calcext:value-type="float">
            <text:p>1.91</text:p>
          </table:table-cell>
          <table:table-cell table:number-columns-repeated="101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6024544" calcext:value-type="float">
            <text:p>0.96025</text:p>
          </table:table-cell>
          <table:table-cell table:formula="of:=290*(1-[.B29])" office:value-type="float" office:value="11.5288224" calcext:value-type="float">
            <text:p>11.53</text:p>
          </table:table-cell>
          <table:table-cell table:formula="of:=3+[.C29]" office:value-type="float" office:value="14.5288224" calcext:value-type="float">
            <text:p>14.53</text:p>
          </table:table-cell>
          <table:table-cell office:value-type="float" office:value="0.672818" calcext:value-type="float">
            <text:p>0.67282</text:p>
          </table:table-cell>
          <table:table-cell table:formula="of:=[.E29]*3.14*50^2/(2760)" office:value-type="float" office:value="1.9136309057971" calcext:value-type="float">
            <text:p>1.91</text:p>
          </table:table-cell>
          <table:table-cell table:number-columns-repeated="101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58581531428571" calcext:value-type="float">
            <text:p>0.95858</text:p>
          </table:table-cell>
          <table:table-cell table:formula="of:=290*(1-[.B30])" office:value-type="float" office:value="12.0113558857143" calcext:value-type="float">
            <text:p>12.01</text:p>
          </table:table-cell>
          <table:table-cell table:formula="of:=3+[.C30]" office:value-type="float" office:value="15.0113558857143" calcext:value-type="float">
            <text:p>15.01</text:p>
          </table:table-cell>
          <table:table-cell office:value-type="float" office:value="0.667452571428571" calcext:value-type="float">
            <text:p>0.66745</text:p>
          </table:table-cell>
          <table:table-cell table:formula="of:=[.E30]*3.14*50^2/(2760)" office:value-type="float" office:value="1.89837053830228" calcext:value-type="float">
            <text:p>1.90</text:p>
          </table:table-cell>
          <table:table-cell table:number-columns-repeated="101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5812832" calcext:value-type="float">
            <text:p>0.95813</text:p>
          </table:table-cell>
          <table:table-cell table:formula="of:=290*(1-[.B31])" office:value-type="float" office:value="12.1427872" calcext:value-type="float">
            <text:p>12.14</text:p>
          </table:table-cell>
          <table:table-cell table:formula="of:=3+[.C31]" office:value-type="float" office:value="15.1427872" calcext:value-type="float">
            <text:p>15.14</text:p>
          </table:table-cell>
          <table:table-cell office:value-type="float" office:value="0.65379" calcext:value-type="float">
            <text:p>0.65379</text:p>
          </table:table-cell>
          <table:table-cell table:formula="of:=[.E31]*3.14*50^2/(2760)" office:value-type="float" office:value="1.85951141304348" calcext:value-type="float">
            <text:p>1.86</text:p>
          </table:table-cell>
          <table:table-cell table:number-columns-repeated="101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594" calcext:value-type="float">
            <text:p>0.95940</text:p>
          </table:table-cell>
          <table:table-cell table:formula="of:=290*(1-[.B32])" office:value-type="float" office:value="11.774" calcext:value-type="float">
            <text:p>11.77</text:p>
          </table:table-cell>
          <table:table-cell table:formula="of:=3+[.C32]" office:value-type="float" office:value="14.774" calcext:value-type="float">
            <text:p>14.77</text:p>
          </table:table-cell>
          <table:table-cell office:value-type="float" office:value="0.6297" calcext:value-type="float">
            <text:p>0.62970</text:p>
          </table:table-cell>
          <table:table-cell table:formula="of:=[.E32]*3.14*50^2/(2760)" office:value-type="float" office:value="1.79099456521739" calcext:value-type="float">
            <text:p>1.79</text:p>
          </table:table-cell>
          <table:table-cell table:number-columns-repeated="1017"/>
        </table:table-row>
      </table:table>
      <table:table table:name="GBT L-Ban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4" table:default-cell-style-name="ce2"/>
        <table:table-column table:style-name="co3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1" office:value-type="string" calcext:value-type="string">
            <text:p>Spillover Efficiency</text:p>
          </table:table-cell>
          <table:table-cell table:style-name="ce1" office:value-type="string" calcext:value-type="string">
            <text:p>Tspill (K)</text:p>
          </table:table-cell>
          <table:table-cell table:style-name="ce1" office:value-type="string" calcext:value-type="string">
            <text:p>Tsys – Tgal</text:p>
          </table:table-cell>
          <table:table-cell table:style-name="ce1" office:value-type="string" calcext:value-type="string">
            <text:p>Total Efficiency</text:p>
          </table:table-cell>
          <table:table-cell table:style-name="ce1" office:value-type="string" calcext:value-type="string">
            <text:p>Gain (K/Jy)</text:p>
          </table:table-cell>
          <table:table-cell table:style-name="ce1" table:number-columns-repeated="10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877652371" calcext:value-type="float">
            <text:p>0.87765</text:p>
          </table:table-cell>
          <table:table-cell table:formula="of:=260*(1-EXP(-0.008))*(1-[.B2])" office:value-type="float" office:value="0.253467845112484" calcext:value-type="float">
            <text:p>0.25</text:p>
          </table:table-cell>
          <table:table-cell table:formula="of:=11+3+[.C2]" office:value-type="float" office:value="14.2534678451125" calcext:value-type="float">
            <text:p>14.25</text:p>
          </table:table-cell>
          <table:table-cell office:value-type="float" office:value="0.720987093" calcext:value-type="float">
            <text:p>0.72099</text:p>
          </table:table-cell>
          <table:table-cell table:formula="of:=[.E2]*3.14*50^2/(2760)" office:value-type="float" office:value="2.05063357972826" calcext:value-type="float">
            <text:p>2.05</text:p>
          </table:table-cell>
          <table:table-cell table:number-columns-repeated="1018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876864677" calcext:value-type="float">
            <text:p>0.87686</text:p>
          </table:table-cell>
          <table:table-cell table:formula="of:=260*(1-EXP(-0.008))*(1-[.B3])" office:value-type="float" office:value="0.255099712459811" calcext:value-type="float">
            <text:p>0.26</text:p>
          </table:table-cell>
          <table:table-cell table:formula="of:=11+3+[.C3]" office:value-type="float" office:value="14.2550997124598" calcext:value-type="float">
            <text:p>14.26</text:p>
          </table:table-cell>
          <table:table-cell office:value-type="float" office:value="0.722892239" calcext:value-type="float">
            <text:p>0.72289</text:p>
          </table:table-cell>
          <table:table-cell table:formula="of:=[.E3]*3.14*50^2/(2760)" office:value-type="float" office:value="2.05605220150362" calcext:value-type="float">
            <text:p>2.06</text:p>
          </table:table-cell>
          <table:table-cell table:number-columns-repeated="1018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877182272" calcext:value-type="float">
            <text:p>0.87718</text:p>
          </table:table-cell>
          <table:table-cell table:formula="of:=260*(1-EXP(-0.008))*(1-[.B4])" office:value-type="float" office:value="0.254441750217907" calcext:value-type="float">
            <text:p>0.25</text:p>
          </table:table-cell>
          <table:table-cell table:formula="of:=11+3+[.C4]" office:value-type="float" office:value="14.2544417502179" calcext:value-type="float">
            <text:p>14.25</text:p>
          </table:table-cell>
          <table:table-cell office:value-type="float" office:value="0.722840818" calcext:value-type="float">
            <text:p>0.72284</text:p>
          </table:table-cell>
          <table:table-cell table:formula="of:=[.E4]*3.14*50^2/(2760)" office:value-type="float" office:value="2.05590594974638" calcext:value-type="float">
            <text:p>2.06</text:p>
          </table:table-cell>
          <table:table-cell table:number-columns-repeated="1018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878406103" calcext:value-type="float">
            <text:p>0.87841</text:p>
          </table:table-cell>
          <table:table-cell table:formula="of:=260*(1-EXP(-0.008))*(1-[.B5])" office:value-type="float" office:value="0.251906336913315" calcext:value-type="float">
            <text:p>0.25</text:p>
          </table:table-cell>
          <table:table-cell table:formula="of:=11+3+[.C5]" office:value-type="float" office:value="14.2519063369133" calcext:value-type="float">
            <text:p>14.25</text:p>
          </table:table-cell>
          <table:table-cell office:value-type="float" office:value="0.721240884" calcext:value-type="float">
            <text:p>0.72124</text:p>
          </table:table-cell>
          <table:table-cell table:formula="of:=[.E5]*3.14*50^2/(2760)" office:value-type="float" office:value="2.05135541282609" calcext:value-type="float">
            <text:p>2.05</text:p>
          </table:table-cell>
          <table:table-cell table:number-columns-repeated="101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880337115" calcext:value-type="float">
            <text:p>0.88034</text:p>
          </table:table-cell>
          <table:table-cell table:formula="of:=260*(1-EXP(-0.008))*(1-[.B6])" office:value-type="float" office:value="0.247905855215984" calcext:value-type="float">
            <text:p>0.25</text:p>
          </table:table-cell>
          <table:table-cell table:formula="of:=11+3+[.C6]" office:value-type="float" office:value="14.247905855216" calcext:value-type="float">
            <text:p>14.25</text:p>
          </table:table-cell>
          <table:table-cell office:value-type="float" office:value="0.718500491" calcext:value-type="float">
            <text:p>0.71850</text:p>
          </table:table-cell>
          <table:table-cell table:formula="of:=[.E6]*3.14*50^2/(2760)" office:value-type="float" office:value="2.04356117911232" calcext:value-type="float">
            <text:p>2.04</text:p>
          </table:table-cell>
          <table:table-cell table:number-columns-repeated="101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882776255" calcext:value-type="float">
            <text:p>0.88278</text:p>
          </table:table-cell>
          <table:table-cell table:formula="of:=260*(1-EXP(-0.008))*(1-[.B7])" office:value-type="float" office:value="0.242852683652458" calcext:value-type="float">
            <text:p>0.24</text:p>
          </table:table-cell>
          <table:table-cell table:formula="of:=11+3+[.C7]" office:value-type="float" office:value="14.2428526836525" calcext:value-type="float">
            <text:p>14.24</text:p>
          </table:table-cell>
          <table:table-cell office:value-type="float" office:value="0.715027694" calcext:value-type="float">
            <text:p>0.71503</text:p>
          </table:table-cell>
          <table:table-cell table:formula="of:=[.E7]*3.14*50^2/(2760)" office:value-type="float" office:value="2.03368383981884" calcext:value-type="float">
            <text:p>2.03</text:p>
          </table:table-cell>
          <table:table-cell table:number-columns-repeated="101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885524469" calcext:value-type="float">
            <text:p>0.88552</text:p>
          </table:table-cell>
          <table:table-cell table:formula="of:=260*(1-EXP(-0.008))*(1-[.B8])" office:value-type="float" office:value="0.237159202820983" calcext:value-type="float">
            <text:p>0.24</text:p>
          </table:table-cell>
          <table:table-cell table:formula="of:=11+3+[.C8]" office:value-type="float" office:value="14.237159202821" calcext:value-type="float">
            <text:p>14.24</text:p>
          </table:table-cell>
          <table:table-cell office:value-type="float" office:value="0.711230547" calcext:value-type="float">
            <text:p>0.71123</text:p>
          </table:table-cell>
          <table:table-cell table:formula="of:=[.E8]*3.14*50^2/(2760)" office:value-type="float" office:value="2.02288398331522" calcext:value-type="float">
            <text:p>2.02</text:p>
          </table:table-cell>
          <table:table-cell table:number-columns-repeated="101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888382704" calcext:value-type="float">
            <text:p>0.88838</text:p>
          </table:table-cell>
          <table:table-cell table:formula="of:=260*(1-EXP(-0.008))*(1-[.B9])" office:value-type="float" office:value="0.231237791248102" calcext:value-type="float">
            <text:p>0.23</text:p>
          </table:table-cell>
          <table:table-cell table:formula="of:=11+3+[.C9]" office:value-type="float" office:value="14.2312377912481" calcext:value-type="float">
            <text:p>14.23</text:p>
          </table:table-cell>
          <table:table-cell office:value-type="float" office:value="0.707517104" calcext:value-type="float">
            <text:p>0.70752</text:p>
          </table:table-cell>
          <table:table-cell table:formula="of:=[.E9]*3.14*50^2/(2760)" office:value-type="float" office:value="2.01232219797101" calcext:value-type="float">
            <text:p>2.01</text:p>
          </table:table-cell>
          <table:table-cell table:number-columns-repeated="101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891151905" calcext:value-type="float">
            <text:p>0.89115</text:p>
          </table:table-cell>
          <table:table-cell table:formula="of:=260*(1-EXP(-0.008))*(1-[.B10])" office:value-type="float" office:value="0.225500831603765" calcext:value-type="float">
            <text:p>0.23</text:p>
          </table:table-cell>
          <table:table-cell table:formula="of:=11+3+[.C10]" office:value-type="float" office:value="14.2255008316038" calcext:value-type="float">
            <text:p>14.23</text:p>
          </table:table-cell>
          <table:table-cell office:value-type="float" office:value="0.704295419" calcext:value-type="float">
            <text:p>0.70430</text:p>
          </table:table-cell>
          <table:table-cell table:formula="of:=[.E10]*3.14*50^2/(2760)" office:value-type="float" office:value="2.0031590721558" calcext:value-type="float">
            <text:p>2.00</text:p>
          </table:table-cell>
          <table:table-cell table:number-columns-repeated="101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893633019" calcext:value-type="float">
            <text:p>0.89363</text:p>
          </table:table-cell>
          <table:table-cell table:formula="of:=260*(1-EXP(-0.008))*(1-[.B11])" office:value-type="float" office:value="0.220360702414515" calcext:value-type="float">
            <text:p>0.22</text:p>
          </table:table-cell>
          <table:table-cell table:formula="of:=11+3+[.C11]" office:value-type="float" office:value="14.2203607024145" calcext:value-type="float">
            <text:p>14.22</text:p>
          </table:table-cell>
          <table:table-cell office:value-type="float" office:value="0.701973548" calcext:value-type="float">
            <text:p>0.70197</text:p>
          </table:table-cell>
          <table:table-cell table:formula="of:=[.E11]*3.14*50^2/(2760)" office:value-type="float" office:value="1.99655519992754" calcext:value-type="float">
            <text:p>2.00</text:p>
          </table:table-cell>
          <table:table-cell table:number-columns-repeated="10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895626992" calcext:value-type="float">
            <text:p>0.89563</text:p>
          </table:table-cell>
          <table:table-cell table:formula="of:=260*(1-EXP(-0.008))*(1-[.B12])" office:value-type="float" office:value="0.216229784278599" calcext:value-type="float">
            <text:p>0.22</text:p>
          </table:table-cell>
          <table:table-cell table:formula="of:=11+3+[.C12]" office:value-type="float" office:value="14.2162297842786" calcext:value-type="float">
            <text:p>14.22</text:p>
          </table:table-cell>
          <table:table-cell office:value-type="float" office:value="0.700959543" calcext:value-type="float">
            <text:p>0.70096</text:p>
          </table:table-cell>
          <table:table-cell table:formula="of:=[.E12]*3.14*50^2/(2760)" office:value-type="float" office:value="1.99367116396739" calcext:value-type="float">
            <text:p>1.99</text:p>
          </table:table-cell>
          <table:table-cell table:number-columns-repeated="101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894705312" calcext:value-type="float">
            <text:p>0.89471</text:p>
          </table:table-cell>
          <table:table-cell table:formula="of:=260*(1-EXP(-0.008))*(1-[.B13])" office:value-type="float" office:value="0.218139230709173" calcext:value-type="float">
            <text:p>0.22</text:p>
          </table:table-cell>
          <table:table-cell table:formula="of:=11+3+[.C13]" office:value-type="float" office:value="14.2181392307092" calcext:value-type="float">
            <text:p>14.22</text:p>
          </table:table-cell>
          <table:table-cell office:value-type="float" office:value="0.706356136" calcext:value-type="float">
            <text:p>0.70636</text:p>
          </table:table-cell>
          <table:table-cell table:formula="of:=[.E13]*3.14*50^2/(2760)" office:value-type="float" office:value="2.00902016942029" calcext:value-type="float">
            <text:p>2.01</text:p>
          </table:table-cell>
          <table:table-cell table:number-columns-repeated="101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893455748" calcext:value-type="float">
            <text:p>0.89346</text:p>
          </table:table-cell>
          <table:table-cell table:formula="of:=260*(1-EXP(-0.008))*(1-[.B14])" office:value-type="float" office:value="0.220727955124994" calcext:value-type="float">
            <text:p>0.22</text:p>
          </table:table-cell>
          <table:table-cell table:formula="of:=11+3+[.C14]" office:value-type="float" office:value="14.220727955125" calcext:value-type="float">
            <text:p>14.22</text:p>
          </table:table-cell>
          <table:table-cell office:value-type="float" office:value="0.712703035" calcext:value-type="float">
            <text:p>0.71270</text:p>
          </table:table-cell>
          <table:table-cell table:formula="of:=[.E14]*3.14*50^2/(2760)" office:value-type="float" office:value="2.0270720379529" calcext:value-type="float">
            <text:p>2.03</text:p>
          </table:table-cell>
          <table:table-cell table:number-columns-repeated="101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892236611" calcext:value-type="float">
            <text:p>0.89224</text:p>
          </table:table-cell>
          <table:table-cell table:formula="of:=260*(1-EXP(-0.008))*(1-[.B15])" office:value-type="float" office:value="0.22325364385973" calcext:value-type="float">
            <text:p>0.22</text:p>
          </table:table-cell>
          <table:table-cell table:formula="of:=11+3+[.C15]" office:value-type="float" office:value="14.2232536438597" calcext:value-type="float">
            <text:p>14.22</text:p>
          </table:table-cell>
          <table:table-cell office:value-type="float" office:value="0.719234626" calcext:value-type="float">
            <text:p>0.71923</text:p>
          </table:table-cell>
          <table:table-cell table:formula="of:=[.E15]*3.14*50^2/(2760)" office:value-type="float" office:value="2.04564920800725" calcext:value-type="float">
            <text:p>2.05</text:p>
          </table:table-cell>
          <table:table-cell table:number-columns-repeated="101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891406212" calcext:value-type="float">
            <text:p>0.89141</text:p>
          </table:table-cell>
          <table:table-cell table:formula="of:=260*(1-EXP(-0.008))*(1-[.B16])" office:value-type="float" office:value="0.224973983247047" calcext:value-type="float">
            <text:p>0.22</text:p>
          </table:table-cell>
          <table:table-cell table:formula="of:=11+3+[.C16]" office:value-type="float" office:value="14.224973983247" calcext:value-type="float">
            <text:p>14.22</text:p>
          </table:table-cell>
          <table:table-cell office:value-type="float" office:value="0.725185295" calcext:value-type="float">
            <text:p>0.72519</text:p>
          </table:table-cell>
          <table:table-cell table:formula="of:=[.E16]*3.14*50^2/(2760)" office:value-type="float" office:value="2.06257411802536" calcext:value-type="float">
            <text:p>2.06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91322862" calcext:value-type="float">
            <text:p>0.89132</text:p>
          </table:table-cell>
          <table:table-cell table:formula="of:=260*(1-EXP(-0.008))*(1-[.B17])" office:value-type="float" office:value="0.225146659620613" calcext:value-type="float">
            <text:p>0.23</text:p>
          </table:table-cell>
          <table:table-cell table:formula="of:=11+3+[.C17]" office:value-type="float" office:value="14.2251466596206" calcext:value-type="float">
            <text:p>14.23</text:p>
          </table:table-cell>
          <table:table-cell office:value-type="float" office:value="0.729789426" calcext:value-type="float">
            <text:p>0.72979</text:p>
          </table:table-cell>
          <table:table-cell table:formula="of:=[.E17]*3.14*50^2/(2760)" office:value-type="float" office:value="2.07566920076087" calcext:value-type="float">
            <text:p>2.08</text:p>
          </table:table-cell>
          <table:table-cell table:number-columns-repeated="101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895764624" calcext:value-type="float">
            <text:p>0.89576</text:p>
          </table:table-cell>
          <table:table-cell table:formula="of:=260*(1-EXP(-0.008))*(1-[.B18])" office:value-type="float" office:value="0.215944651769341" calcext:value-type="float">
            <text:p>0.22</text:p>
          </table:table-cell>
          <table:table-cell table:formula="of:=11+3+[.C18]" office:value-type="float" office:value="14.2159446517693" calcext:value-type="float">
            <text:p>14.22</text:p>
          </table:table-cell>
          <table:table-cell office:value-type="float" office:value="0.724987588" calcext:value-type="float">
            <text:p>0.72499</text:p>
          </table:table-cell>
          <table:table-cell table:formula="of:=[.E18]*3.14*50^2/(2760)" office:value-type="float" office:value="2.0620117992029" calcext:value-type="float">
            <text:p>2.06</text:p>
          </table:table-cell>
          <table:table-cell table:number-columns-repeated="101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90081512" calcext:value-type="float">
            <text:p>0.90082</text:p>
          </table:table-cell>
          <table:table-cell table:formula="of:=260*(1-EXP(-0.008))*(1-[.B19])" office:value-type="float" office:value="0.205481528386139" calcext:value-type="float">
            <text:p>0.21</text:p>
          </table:table-cell>
          <table:table-cell table:formula="of:=11+3+[.C19]" office:value-type="float" office:value="14.2054815283861" calcext:value-type="float">
            <text:p>14.21</text:p>
          </table:table-cell>
          <table:table-cell office:value-type="float" office:value="0.719131436" calcext:value-type="float">
            <text:p>0.71913</text:p>
          </table:table-cell>
          <table:table-cell table:formula="of:=[.E19]*3.14*50^2/(2760)" office:value-type="float" office:value="2.04535571471014" calcext:value-type="float">
            <text:p>2.05</text:p>
          </table:table-cell>
          <table:table-cell table:number-columns-repeated="101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90597772" calcext:value-type="float">
            <text:p>0.90598</text:p>
          </table:table-cell>
          <table:table-cell table:formula="of:=260*(1-EXP(-0.008))*(1-[.B20])" office:value-type="float" office:value="0.194786158905969" calcext:value-type="float">
            <text:p>0.19</text:p>
          </table:table-cell>
          <table:table-cell table:formula="of:=11+3+[.C20]" office:value-type="float" office:value="14.194786158906" calcext:value-type="float">
            <text:p>14.19</text:p>
          </table:table-cell>
          <table:table-cell office:value-type="float" office:value="0.713278812" calcext:value-type="float">
            <text:p>0.71328</text:p>
          </table:table-cell>
          <table:table-cell table:formula="of:=[.E20]*3.14*50^2/(2760)" office:value-type="float" office:value="2.02870966456522" calcext:value-type="float">
            <text:p>2.03</text:p>
          </table:table-cell>
          <table:table-cell table:number-columns-repeated="101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9107558" calcext:value-type="float">
            <text:p>0.91076</text:p>
          </table:table-cell>
          <table:table-cell table:formula="of:=260*(1-EXP(-0.008))*(1-[.B21])" office:value-type="float" office:value="0.184887400333582" calcext:value-type="float">
            <text:p>0.18</text:p>
          </table:table-cell>
          <table:table-cell table:formula="of:=11+3+[.C21]" office:value-type="float" office:value="14.1848874003336" calcext:value-type="float">
            <text:p>14.18</text:p>
          </table:table-cell>
          <table:table-cell office:value-type="float" office:value="0.708487555" calcext:value-type="float">
            <text:p>0.70849</text:p>
          </table:table-cell>
          <table:table-cell table:formula="of:=[.E21]*3.14*50^2/(2760)" office:value-type="float" office:value="2.01508235751812" calcext:value-type="float">
            <text:p>2.02</text:p>
          </table:table-cell>
          <table:table-cell table:number-columns-repeated="101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914652731" calcext:value-type="float">
            <text:p>0.91465</text:p>
          </table:table-cell>
          <table:table-cell table:formula="of:=260*(1-EXP(-0.008))*(1-[.B22])" office:value-type="float" office:value="0.176814120032236" calcext:value-type="float">
            <text:p>0.18</text:p>
          </table:table-cell>
          <table:table-cell table:formula="of:=11+3+[.C22]" office:value-type="float" office:value="14.1768141200322" calcext:value-type="float">
            <text:p>14.18</text:p>
          </table:table-cell>
          <table:table-cell office:value-type="float" office:value="0.705815504" calcext:value-type="float">
            <text:p>0.70582</text:p>
          </table:table-cell>
          <table:table-cell table:formula="of:=[.E22]*3.14*50^2/(2760)" office:value-type="float" office:value="2.00748250231884" calcext:value-type="float">
            <text:p>2.01</text:p>
          </table:table-cell>
          <table:table-cell table:number-columns-repeated="101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91094639" calcext:value-type="float">
            <text:p>0.91095</text:p>
          </table:table-cell>
          <table:table-cell table:formula="of:=260*(1-EXP(-0.008))*(1-[.B23])" office:value-type="float" office:value="0.184492554622269" calcext:value-type="float">
            <text:p>0.18</text:p>
          </table:table-cell>
          <table:table-cell table:formula="of:=11+3+[.C23]" office:value-type="float" office:value="14.1844925546223" calcext:value-type="float">
            <text:p>14.18</text:p>
          </table:table-cell>
          <table:table-cell office:value-type="float" office:value="0.717802116" calcext:value-type="float">
            <text:p>0.71780</text:p>
          </table:table-cell>
          <table:table-cell table:formula="of:=[.E23]*3.14*50^2/(2760)" office:value-type="float" office:value="2.04157485891304" calcext:value-type="float">
            <text:p>2.04</text:p>
          </table:table-cell>
          <table:table-cell table:number-columns-repeated="101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90692202" calcext:value-type="float">
            <text:p>0.90692</text:p>
          </table:table-cell>
          <table:table-cell table:formula="of:=260*(1-EXP(-0.008))*(1-[.B24])" office:value-type="float" office:value="0.192829850572935" calcext:value-type="float">
            <text:p>0.19</text:p>
          </table:table-cell>
          <table:table-cell table:formula="of:=11+3+[.C24]" office:value-type="float" office:value="14.1928298505729" calcext:value-type="float">
            <text:p>14.19</text:p>
          </table:table-cell>
          <table:table-cell office:value-type="float" office:value="0.73115321" calcext:value-type="float">
            <text:p>0.73115</text:p>
          </table:table-cell>
          <table:table-cell table:formula="of:=[.E24]*3.14*50^2/(2760)" office:value-type="float" office:value="2.07954807916667" calcext:value-type="float">
            <text:p>2.08</text:p>
          </table:table-cell>
          <table:table-cell table:number-columns-repeated="101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903639369" calcext:value-type="float">
            <text:p>0.90364</text:p>
          </table:table-cell>
          <table:table-cell table:formula="of:=260*(1-EXP(-0.008))*(1-[.B25])" office:value-type="float" office:value="0.199630525682269" calcext:value-type="float">
            <text:p>0.20</text:p>
          </table:table-cell>
          <table:table-cell table:formula="of:=11+3+[.C25]" office:value-type="float" office:value="14.1996305256823" calcext:value-type="float">
            <text:p>14.20</text:p>
          </table:table-cell>
          <table:table-cell office:value-type="float" office:value="0.74405622" calcext:value-type="float">
            <text:p>0.74406</text:p>
          </table:table-cell>
          <table:table-cell table:formula="of:=[.E25]*3.14*50^2/(2760)" office:value-type="float" office:value="2.1162468576087" calcext:value-type="float">
            <text:p>2.12</text:p>
          </table:table-cell>
          <table:table-cell table:number-columns-repeated="101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902158183" calcext:value-type="float">
            <text:p>0.90216</text:p>
          </table:table-cell>
          <table:table-cell table:formula="of:=260*(1-EXP(-0.008))*(1-[.B26])" office:value-type="float" office:value="0.202699101891709" calcext:value-type="float">
            <text:p>0.20</text:p>
          </table:table-cell>
          <table:table-cell table:formula="of:=11+3+[.C26]" office:value-type="float" office:value="14.2026991018917" calcext:value-type="float">
            <text:p>14.20</text:p>
          </table:table-cell>
          <table:table-cell office:value-type="float" office:value="0.754698581" calcext:value-type="float">
            <text:p>0.75470</text:p>
          </table:table-cell>
          <table:table-cell table:formula="of:=[.E26]*3.14*50^2/(2760)" office:value-type="float" office:value="2.14651589161232" calcext:value-type="float">
            <text:p>2.15</text:p>
          </table:table-cell>
          <table:table-cell table:number-columns-repeated="1018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90353821" calcext:value-type="float">
            <text:p>0.90354</text:p>
          </table:table-cell>
          <table:table-cell table:formula="of:=260*(1-EXP(-0.008))*(1-[.B27])" office:value-type="float" office:value="0.199840096999288" calcext:value-type="float">
            <text:p>0.20</text:p>
          </table:table-cell>
          <table:table-cell table:formula="of:=11+3+[.C27]" office:value-type="float" office:value="14.1998400969993" calcext:value-type="float">
            <text:p>14.20</text:p>
          </table:table-cell>
          <table:table-cell office:value-type="float" office:value="0.761267729" calcext:value-type="float">
            <text:p>0.76127</text:p>
          </table:table-cell>
          <table:table-cell table:formula="of:=[.E27]*3.14*50^2/(2760)" office:value-type="float" office:value="2.16519988139493" calcext:value-type="float">
            <text:p>2.17</text:p>
          </table:table-cell>
          <table:table-cell table:number-columns-repeated="101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909908246" calcext:value-type="float">
            <text:p>0.90991</text:p>
          </table:table-cell>
          <table:table-cell table:formula="of:=260*(1-EXP(-0.008))*(1-[.B28])" office:value-type="float" office:value="0.186643279771151" calcext:value-type="float">
            <text:p>0.19</text:p>
          </table:table-cell>
          <table:table-cell table:formula="of:=11+3+[.C28]" office:value-type="float" office:value="14.1866432797712" calcext:value-type="float">
            <text:p>14.19</text:p>
          </table:table-cell>
          <table:table-cell office:value-type="float" office:value="0.760554773" calcext:value-type="float">
            <text:p>0.76055</text:p>
          </table:table-cell>
          <table:table-cell table:formula="of:=[.E28]*3.14*50^2/(2760)" office:value-type="float" office:value="2.16317208987319" calcext:value-type="float">
            <text:p>2.16</text:p>
          </table:table-cell>
          <table:table-cell table:number-columns-repeated="1018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916626443" calcext:value-type="float">
            <text:p>0.91663</text:p>
          </table:table-cell>
          <table:table-cell table:formula="of:=260*(1-EXP(-0.008))*(1-[.B29])" office:value-type="float" office:value="0.172725176653426" calcext:value-type="float">
            <text:p>0.17</text:p>
          </table:table-cell>
          <table:table-cell table:formula="of:=11+3+[.C29]" office:value-type="float" office:value="14.1727251766534" calcext:value-type="float">
            <text:p>14.17</text:p>
          </table:table-cell>
          <table:table-cell office:value-type="float" office:value="0.758194222" calcext:value-type="float">
            <text:p>0.75819</text:p>
          </table:table-cell>
          <table:table-cell table:formula="of:=[.E29]*3.14*50^2/(2760)" office:value-type="float" office:value="2.15645820387681" calcext:value-type="float">
            <text:p>2.16</text:p>
          </table:table-cell>
          <table:table-cell table:number-columns-repeated="1018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922614451" calcext:value-type="float">
            <text:p>0.92261</text:p>
          </table:table-cell>
          <table:table-cell table:formula="of:=260*(1-EXP(-0.008))*(1-[.B30])" office:value-type="float" office:value="0.160319807651332" calcext:value-type="float">
            <text:p>0.16</text:p>
          </table:table-cell>
          <table:table-cell table:formula="of:=11+3+[.C30]" office:value-type="float" office:value="14.1603198076513" calcext:value-type="float">
            <text:p>14.16</text:p>
          </table:table-cell>
          <table:table-cell office:value-type="float" office:value="0.755166166" calcext:value-type="float">
            <text:p>0.75517</text:p>
          </table:table-cell>
          <table:table-cell table:formula="of:=[.E30]*3.14*50^2/(2760)" office:value-type="float" office:value="2.14784579822464" calcext:value-type="float">
            <text:p>2.15</text:p>
          </table:table-cell>
          <table:table-cell table:number-columns-repeated="1018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926793919" calcext:value-type="float">
            <text:p>0.92679</text:p>
          </table:table-cell>
          <table:table-cell table:formula="of:=260*(1-EXP(-0.008))*(1-[.B31])" office:value-type="float" office:value="0.151661194841789" calcext:value-type="float">
            <text:p>0.15</text:p>
          </table:table-cell>
          <table:table-cell table:formula="of:=11+3+[.C31]" office:value-type="float" office:value="14.1516611948418" calcext:value-type="float">
            <text:p>14.15</text:p>
          </table:table-cell>
          <table:table-cell office:value-type="float" office:value="0.752450693" calcext:value-type="float">
            <text:p>0.75245</text:p>
          </table:table-cell>
          <table:table-cell table:formula="of:=[.E31]*3.14*50^2/(2760)" office:value-type="float" office:value="2.1401224420471" calcext:value-type="float">
            <text:p>2.14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928086496" calcext:value-type="float">
            <text:p>0.92809</text:p>
          </table:table-cell>
          <table:table-cell table:formula="of:=260*(1-EXP(-0.008))*(1-[.B32])" office:value-type="float" office:value="0.148983360301718" calcext:value-type="float">
            <text:p>0.15</text:p>
          </table:table-cell>
          <table:table-cell table:formula="of:=11+3+[.C32]" office:value-type="float" office:value="14.1489833603017" calcext:value-type="float">
            <text:p>14.15</text:p>
          </table:table-cell>
          <table:table-cell office:value-type="float" office:value="0.751027892" calcext:value-type="float">
            <text:p>0.75103</text:p>
          </table:table-cell>
          <table:table-cell table:formula="of:=[.E32]*3.14*50^2/(2760)" office:value-type="float" office:value="2.13607570731884" calcext:value-type="float">
            <text:p>2.1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09:51:42.626782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2:54:33.151412199</meta:creation-date>
    <dc:date>2019-03-19T09:58:40.076778454</dc:date>
    <meta:editing-duration>PT46M37S</meta:editing-duration>
    <meta:editing-cycles>4</meta:editing-cycles>
    <meta:generator>LibreOffice/4.3.7.2$Linux_X86_64 LibreOffice_project/430$Build-2</meta:generator>
    <meta:document-statistic meta:table-count="2" meta:cell-count="384" meta:object-count="0"/>
  </office:meta>
</office:document-meta>
</file>